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005cm" style:type="center"/>
          <style:tab-stop style:position="17.986cm" style:type="right"/>
        </style:tab-stops>
      </style:paragraph-properties>
    </style:style>
    <style:style style:name="P2" style:family="paragraph" style:parent-style-name="Header_20_left">
      <style:paragraph-properties>
        <style:tab-stops>
          <style:tab-stop style:position="8.193cm" style:type="center"/>
          <style:tab-stop style:position="17.963cm" style:type="right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W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W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005cm" style:type="center"/>
          <style:tab-stop style:position="17.986cm" style:type="right"/>
        </style:tab-stops>
      </style:paragraph-properties>
    </style:style>
    <style:style style:name="MP2" style:family="paragraph" style:parent-style-name="Header_20_left">
      <style:paragraph-properties>
        <style:tab-stops>
          <style:tab-stop style:position="8.193cm" style:type="center"/>
          <style:tab-stop style:position="17.963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/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page-number text:select-page="current">1</text:page-number><text:tab/><text:date style:data-style-name="N81" text:date-value="2011-04-15T11:45:26">15. April 2011</text:date><text:tab/><text:chapter text:display="name" text:outline-level="1"/></text:p>
      </style:header>
      <style:header-left>
        <text:p text:style-name="MP2"><text:chapter text:display="name" text:outline-level="1"/><text:tab/><text:date style:data-style-name="N81" text:date-value="2011-04-15T11:45:26">15. April 2011</text:date><text:tab/><text:page-number text:select-page="current">1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us </meta:initial-creator>
    <meta:creation-date>2011-04-13T18:49:59</meta:creation-date>
    <dc:date>2011-04-15T11:45:26</dc:date>
    <dc:creator>teus </dc:creator>
    <meta:editing-duration>PT15M38S</meta:editing-duration>
    <meta:editing-cycles>12</meta:editing-cycles>
    <meta:generator>LibreOffice/3.3$Linux LibreOffice_project/330m19$Build-6</meta:generator>
    <meta:document-statistic meta:table-count="0" meta:image-count="0" meta:object-count="0" meta:page-count="1" meta:paragraph-count="2" meta:word-count="8" meta:character-count="36"/>
  </office:meta>
</office:document-meta>
</file>